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79.6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75.79mm"/>
    </style:style>
    <style:style style:name="co40" style:family="table-column">
      <style:table-column-properties fo:break-before="auto" style:column-width="119.91mm"/>
    </style:style>
    <style:style style:name="co41" style:family="table-column">
      <style:table-column-properties fo:break-before="auto" style:column-width="83.41mm"/>
    </style:style>
    <style:style style:name="co42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18.1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11.84mm" fo:break-before="auto" style:use-optimal-row-height="true"/>
    </style:style>
    <style:style style:name="ro17" style:family="table-row">
      <style:table-row-properties style:row-height="19.21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29.47mm" fo:break-before="auto" style:use-optimal-row-height="true"/>
    </style:style>
    <style:style style:name="ro20" style:family="table-row">
      <style:table-row-properties style:row-height="36.32mm" fo:break-before="auto" style:use-optimal-row-height="true"/>
    </style:style>
    <style:style style:name="ro21" style:family="table-row">
      <style:table-row-properties style:row-height="42.63mm" fo:break-before="auto" style:use-optimal-row-height="true"/>
    </style:style>
    <style:style style:name="ro22" style:family="table-row">
      <style:table-row-properties style:row-height="56.85mm" fo:break-before="auto" style:use-optimal-row-height="true"/>
    </style:style>
    <style:style style:name="ro23" style:family="table-row">
      <style:table-row-properties style:row-height="26.05mm" fo:break-before="auto" style:use-optimal-row-height="true"/>
    </style:style>
    <style:style style:name="ro24" style:family="table-row">
      <style:table-row-properties style:row-height="32.1mm" fo:break-before="auto" style:use-optimal-row-height="true"/>
    </style:style>
    <style:style style:name="ro25" style:family="table-row">
      <style:table-row-properties style:row-height="14.29mm" fo:break-before="auto" style:use-optimal-row-height="true"/>
    </style:style>
    <style:style style:name="ro26" style:family="table-row">
      <style:table-row-properties style:row-height="12.44mm" fo:break-before="auto" style:use-optimal-row-height="true"/>
    </style:style>
    <style:style style:name="ro27" style:family="table-row">
      <style:table-row-properties style:row-height="4.73mm" fo:break-before="auto" style:use-optimal-row-height="true"/>
    </style:style>
    <style:style style:name="ro28" style:family="table-row">
      <style:table-row-properties style:row-height="4.76mm" fo:break-before="auto" style:use-optimal-row-height="true"/>
    </style:style>
    <style:style style:name="ro2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1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99ff" style:vertical-align="top"/>
    </style:style>
    <style:style style:name="ce38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6" style:family="table-cell" style:parent-style-name="Default">
      <style:table-cell-properties style:vertical-align="top"/>
      <style:text-properties fo:color="#5983b0"/>
    </style:style>
    <style:style style:name="ce45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" style:family="text">
      <style:text-properties fo:color="#008000" style:font-name-asian="DejaVu Sans Mono" style:font-name-complex="DejaVu Sans Mono" style:font-size-asian="8.5pt" style:font-size-complex="8.5pt"/>
    </style:style>
    <style:style style:name="T7" style:family="text">
      <style:text-properties style:font-name-asian="DejaVu Sans Mono" style:font-name-complex="DejaVu Sans Mono" style:font-size-asian="8.5pt" style:font-size-complex="8.5pt" fo:color="#000000"/>
    </style:style>
    <style:style style:name="T8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0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1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4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7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3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5" style:family="text">
      <style:text-properties style:font-name-asian="DejaVu Sans Mono" style:font-name-complex="DejaVu Sans Mono" style:font-size-asian="8.5pt" style:font-size-complex="8.5pt" fo:color="#008000"/>
    </style:style>
    <style:style style:name="T3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3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3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3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0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4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4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44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4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47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4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51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5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53" style:family="text">
      <style:text-properties style:font-name-asian="Consolas" style:font-name-complex="Consolas" style:font-size-asian="9.5pt" style:font-size-complex="9.5pt"/>
    </style:style>
    <style:style style:name="T54" style:family="text">
      <style:text-properties style:text-position="super 58%"/>
    </style:style>
    <style:style style:name="T55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1" office:value-type="string" calcext:value-type="string">
            <text:p>Sending possible again, successfully receiving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1" office:value-type="string" calcext:value-type="string">
            <text:p>Sending not possible, terminal gets closed, is waiting for reconnect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2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link to predefind commands: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in each terminal)(&lt;TS&gt;) ABC&lt;BEL&gt;XYZ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2" office:value-type="string" calcext:value-type="string">
            <text:p>(&lt;TS&gt;) 41h 42h 43h <text:s/>&lt;BEL&gt; <text:s/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2" office:value-type="string" calcext:value-type="string">
            <text:p>(&lt;TS&gt;) A B C <text:s/>&lt;BEL&gt; <text:s/>X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2" office:value-type="string" calcext:value-type="string">
            <text:p>(&lt;TS&gt;) ABC&lt;BEL&gt;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in each terminal)</text:p>
            <text:p><text:span text:style-name="T2">(&lt;TS&gt;)</text:span><text:span text:style-name="T3"> </text:span><text:span text:style-name="T4">ABCD</text:span><text:span text:style-name="T5">&lt;BEL&gt;</text:span><text:span text:style-name="T4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</text:span><text:span text:style-name="T8">44h</text:span><text:span text:style-name="T9"> </text:span><text:span text:style-name="T10">&lt;BEL&gt;</text:span><text:span text:style-name="T11"> </text:span><text:span text:style-name="T8">58h</text:span><text:span text:style-name="T9"> </text:span><text:span text:style-name="T8">59h</text:span><text:span text:style-name="T9"> </text:span><text:span text:style-name="T8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</text:span><text:span text:style-name="T8">D</text:span><text:span text:style-name="T9"> </text:span><text:span text:style-name="T10">&lt;BEL&gt;</text:span><text:span text:style-name="T11"> </text:span><text:span text:style-name="T8">X</text:span><text:span text:style-name="T9"> </text:span><text:span text:style-name="T8">Y</text:span><text:span text:style-name="T9"> </text:span><text:span text:style-name="T8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ABCD</text:span><text:span text:style-name="T12">&lt;BEL&gt;</text:span><text:span text:style-name="T8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13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13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2]</text:p>
            <text:p>Confim</text:p>
          </table:table-cell>
          <table:table-cell table:style-name="ce10" office:value-type="string" calcext:value-type="string">
            <text:p><text:span text:style-name="T2">(&lt;TS&gt;)</text:span><text:span text:style-name="T3"> </text:span><text:span text:style-name="T4">ABCDEF</text:span><text:span text:style-name="T5">&lt;BS&gt;&lt;BS&gt;&lt;BS&gt;&lt;BS&gt;&lt;BS&gt;&lt;BS&gt;&lt;BS&gt;&lt;BS&gt;</text:span><text:span text:style-name="T4">ABCDEF</text:span><text:span text:style-name="T5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Also r</text:span>eplace x 2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16">A</text:span></text:p>
            <text:p><text:span text:style-name="T16">AB</text:span></text:p>
            <text:p><text:span text:style-name="T16">ABC</text:span></text:p>
            <text:p><text:span text:style-name="T16">ABCD</text:span></text:p>
            <text:p><text:span text:style-name="T16">ABCD</text:span></text:p>
            <text:p><text:span text:style-name="T16">E</text:span></text:p>
            <text:p><text:span text:style-name="T16">ABCD</text:span></text:p>
            <text:p><text:span text:style-name="T16">EF</text:span></text:p>
            <text:p><text:span text:style-name="T16">ABCD</text:span></text:p>
            <text:p><text:span text:style-name="T16">EFG</text:span></text:p>
            <text:p><text:span text:style-name="T16">ABCD</text:span></text:p>
            <text:p><text:span text:style-name="T1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7"> </text:span><text:span text:style-name="T18">(1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7"> </text:span><text:span text:style-name="T18">(2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9">&lt;CR&gt;&lt;LF&gt;</text:span><text:span text:style-name="T20"> </text:span><text:span text:style-name="T18">(4)</text:span></text:p>
            <text:p><text:span text:style-name="T16">ABC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9">&lt;CR&gt;&lt;LF&gt;</text:span><text:span text:style-name="T20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9">&lt;CR&gt;&lt;LF&gt;</text:span><text:span text:style-name="T20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33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3"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3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33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  <text:p><text:span text:style-name="T16">ABCD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<text:span text:style-name="T27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33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6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7" office:value-type="string" calcext:value-type="string">
            <text:p><text:span text:style-name="T16">\h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7" office:value-type="string" calcext:value-type="string">
            <text:p><text:span text:style-name="T16">\h(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26" office:value-type="string" calcext:value-type="string">
            <text:p><text:span text:style-name="T16">\h(4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26" office:value-type="string" calcext:value-type="string">
            <text:p><text:span text:style-name="T16">\h(40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26" office:value-type="string" calcext:value-type="string">
            <text:p><text:span text:style-name="T16">\h(40)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Enable [Use Explicit Default Radix]</text:p>
          </table:table-cell>
          <table:table-cell table:style-name="ce33"/>
          <table:table-cell table:number-columns-repeated="1019"/>
        </table:table-row>
        <table:table-row table:style-name="ro3">
          <table:table-cell table:number-columns-repeated="3"/>
          <table:table-cell table:style-name="ce25" office:value-type="string" calcext:value-type="string">
            <text:p>In sending terminal, enable [Escapes on [SendText]] again</text:p>
          </table:table-cell>
          <table:table-cell table:style-name="ce33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In sending terminal, change default radix to [Hex]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Time Stamp + Show Length + Show Counts</text:p>
            <text:p>  B: Hide 0x00 + Show Time Stamp + Show Length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0" office:value-type="string" calcext:value-type="string">
            <text:p><text:span text:style-name="T2">(&lt;TS&gt;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style-name="ce10" office:value-type="string" calcext:value-type="string">
            <text:p><text:span text:style-name="T27">(&lt;TS&gt;</text:span><text:span text:style-name="T2">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1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2">)</text:span><text:span text:style-name="T3"> </text:span><text:span text:style-name="T33">&lt;NUL&gt;</text:span>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6">)</text:span><text:span text:style-name="T7"> 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No empty line from former 0x00 !!</text:p>
            <text:p>Time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 </text:span><text:span text:style-name="T39">(0)</text:span></text:p>
            <text:p>Intended empty must be shown !!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  <text:p><text:span text:style-name="T27">(&lt;TS&gt;</text:span><text:span text:style-name="T2">)</text:span><text:span text:style-name="T3"> </text:span><text:span text:style-name="T4">OK</text:span><text:span text:style-name="T17"> </text:span><text:span text:style-name="T18">(2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</text:span><text:span text:style-name="T32">OK</text:span><text:span text:style-name="T30"> </text:span><text:span text:style-name="T31">(2)</text:span></text:p>
          </table:table-cell>
          <table:table-cell table:number-columns-repeated="101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32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32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32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18"/>
        <table:table-column table:style-name="co27" table:default-cell-style-name="ce18"/>
        <table:table-column table:style-name="co28" table:default-cell-style-name="ce18"/>
        <table:table-column table:style-name="co24" table:default-cell-style-name="ce18"/>
        <table:table-column table:style-name="co25" table:default-cell-style-name="ce18"/>
        <table:table-column table:style-name="co29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"ABC"</text:p>
            <text:p>Note that [Send Text] doesn't make much sen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12" office:value-type="string" calcext:value-type="string">
            <text:p><text:span text:style-name="T6">(&gt;&gt;)</text:span><text:span text:style-name="T7"> </text:span><text:span text:style-name="T8">123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and received</text:p>
          </table:table-cell>
          <table:table-cell table:style-name="ce12" office:value-type="string" calcext:value-type="string">
            <text:p><text:span text:style-name="T6">(&gt;&gt;)</text:span><text:span text:style-name="T7"> </text:span><text:span text:style-name="T8">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<text:span text:style-name="T2">(&gt;&gt;)</text:span><text:span text:style-name="T3"> </text:span><text:span text:style-name="T4">ABC</text:span></text:p>
            <text:p><text:span text:style-name="T40">(&gt;&gt;)</text:span><text:span text:style-name="T22"> </text:span><text:span text:style-name="T4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12" office:value-type="string" calcext:value-type="string">
            <text:p><text:span text:style-name="T6">(&gt;&gt;)</text:span><text:span text:style-name="T7"> </text:span><text:span text:style-name="T8">123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12" office:value-type="string" calcext:value-type="string">
            <text:p><text:span text:style-name="T6">(&gt;&gt;)</text:span><text:span text:style-name="T7"> </text:span><text:span text:style-name="T8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18"/>
        <table:table-column table:style-name="co30" table:default-cell-style-name="ce18"/>
        <table:table-column table:style-name="co7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8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18"/>
        <table:table-column table:style-name="co34" table:default-cell-style-name="ce18"/>
        <table:table-column table:style-name="co7" table:default-cell-style-name="ce18"/>
        <table:table-column table:style-name="co35" table:default-cell-style-name="ce18"/>
        <table:table-column table:style-name="co36" table:default-cell-style-name="ce18"/>
        <table:table-column table:style-name="co3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8"/>
        <table:table-column table:style-name="co3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Select one of the recents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hange that recent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Just selected recent still there</text:p>
            <text:p>New recent added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s get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&lt;i&gt;]</text:p>
          </table:table-cell>
          <table:table-cell table:style-name="ce2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&lt;i&gt;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2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2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2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7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30">   </text:span><text:span text:style-name="T31"> </text:span><text:span text:style-name="T41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1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0">(&lt;&lt;)</text:span><text:span text:style-name="T22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30">   </text:span><text:span text:style-name="T31"> </text:span><text:span text:style-name="T41">    in receiving terminal</text:span></text:p>
          </table:table-cell>
          <table:table-cell table:number-columns-repeated="1019"/>
        </table:table-row>
        <table:table-row table:style-name="ro1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40">(&lt;&lt;)</text:span><text:span text:style-name="T22"> </text:span><text:span text:style-name="T26">X</text:span><text:span text:style-name="T44">&lt;CR&gt;&lt;LF&gt;</text:span><text:span text:style-name="T20"> </text:span><text:span text:style-name="T18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40">(&lt;&lt;)</text:span><text:span text:style-name="T22"> </text:span><text:span text:style-name="T26">X</text:span><text:span text:style-name="T44">&lt;CR&gt;&lt;LF&gt;</text:span><text:span text:style-name="T20"> </text:span><text:span text:style-name="T18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32">A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32">A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1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32">A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 </text:span><text:span text:style-name="T39">(0) 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32">A</text:span><text:span text:style-name="T30"> </text:span><text:span text:style-name="T31">(1)</text:span></text:p>
            <text:p><text:span text:style-name="T27">(&lt;&lt;)</text:span><text:span text:style-name="T28"> </text:span><text:span text:style-name="T32">A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 </text:span><text:span text:style-name="T39">(0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    in sending terminal</text:p>
            <text:p/>
            <text:p><text:span text:style-name="T47">(&gt;&gt;)</text:span><text:span text:style-name="T48"> </text:span><text:span text:style-name="T29">A</text:span><text:span text:style-name="T42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0">(&lt;&lt;)</text:span><text:span text:style-name="T22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30">   </text:span><text:span text:style-name="T31"> </text:span><text:span text:style-name="T41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1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1">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9"> </text:span><text:span text:style-name="T41">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LF&gt;</text:span><text:span text:style-name="T28"> </text:span><text:span text:style-name="T39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26">B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9"> </text:span><text:span text:style-name="T41">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LF&gt;</text:span><text:span text:style-name="T28"> </text:span><text:span text:style-name="T39">(1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 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45">&lt;CR&gt; </text:span><text:span text:style-name="T50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LF&gt;</text:span><text:span text:style-name="T28"> </text:span><text:span text:style-name="T39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26">B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LF&gt;</text:span><text:span text:style-name="T28"> </text:span><text:span text:style-name="T39">(1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0">(&lt;&lt;)</text:span><text:span text:style-name="T22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30">   </text:span><text:span text:style-name="T31"> </text:span><text:span text:style-name="T41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1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1">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52">&lt;CR&gt;</text:span><text:span text:style-name="T26">B</text:span><text:span text:style-name="T44">&lt;LF&gt;</text:span>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1"> 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29">B</text:span><text:span text:style-name="T42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23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52">&lt;CR&gt;</text:span><text:span text:style-name="T26">B</text:span><text:span text:style-name="T44">&lt;LF&gt;</text:span><text:span text:style-name="T20"> </text:span><text:span text:style-name="T18">(3)</text:span>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1"> 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29">B</text:span><text:span text:style-name="T42">&lt;LF&gt;&lt;CR&gt;&lt;LF&gt;</text:span><text:span text:style-name="T43"> </text:span><text:span text:style-name="T31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 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45">&lt;CR&gt; </text:span><text:span text:style-name="T50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52">&lt;CR&gt;</text:span><text:span text:style-name="T26">B</text:span><text:span text:style-name="T17"> </text:span><text:span text:style-name="T18">(2)</text:span>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18"/>
        <table:table-column table:style-name="co43" table:default-cell-style-name="ce18"/>
        <table:table-column table:style-name="co44" table:default-cell-style-name="ce18"/>
        <table:table-column table:style-name="co24" table:default-cell-style-name="ce18"/>
        <table:table-column table:style-name="co45" table:default-cell-style-name="ce18"/>
        <table:table-column table:style-name="co4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42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43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44" office:value-type="string" calcext:value-type="string">
            <text:p><text:span text:style-name="T53">Note that display elements are text-only and no longer contain the underlying typed</text:span></text:p>
            <text:p><text:span text:style-name="T53">information such as the time stamp of the origin. Since the XML schema is strongly-</text:span></text:p>
            <text:p><text:span text:style-name="T53">typed again, the items need to be reconstructed. Not optimal, but simply a trade-off</text:span></text:p>
            <text:p><text:span text:style-name="T53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4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18"/>
        <table:table-column table:style-name="co52" table:default-cell-style-name="ce18"/>
        <table:table-column table:style-name="co53" table:default-cell-style-name="ce18"/>
        <table:table-column table:style-name="co35" table:default-cell-style-name="ce18"/>
        <table:table-column table:style-name="co54" table:default-cell-style-name="ce18"/>
        <table:table-column table:style-name="co55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7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54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6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6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6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7">
          <table:table-cell table:number-columns-repeated="3"/>
          <table:table-cell office:value-type="string" calcext:value-type="string">
            <text:p>"Help &gt; About" &gt; Click slightly above the right end of the 2<text:span text:style-name="T54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slightly above the right end of the 3<text:span text:style-name="T54">rd</text:span> line</text:p>
          </table:table-cell>
          <table:table-cell office:value-type="string" calcext:value-type="string">
            <text:p>Repeat steps above, except <text:span text:style-name="T55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8" table:default-cell-style-name="ce18"/>
        <table:table-column table:style-name="co11" table:default-cell-style-name="ce18"/>
        <table:table-column table:style-name="co59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83:'YAT.Domain.Terminal'.E8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.00.0000</text:date>, <text:time style:data-style-name="N2" text:time-value="14:56:57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4DT13M10S</meta:editing-duration>
    <meta:editing-cycles>486</meta:editing-cycles>
    <meta:generator>LibreOffice/6.1.1.2$Windows_X86_64 LibreOffice_project/5d19a1bfa650b796764388cd8b33a5af1f5baa1b</meta:generator>
    <dc:date>2019-09-10T16:24:31.832000000</dc:date>
    <meta:print-date>2013-02-02T14:44:49.07</meta:print-date>
    <meta:document-statistic meta:table-count="13" meta:cell-count="1950" meta:object-count="0"/>
    <meta:user-defined meta:name="Info 1"/>
    <meta:user-defined meta:name="Info 2"/>
    <meta:user-defined meta:name="Info 3"/>
    <meta:user-defined meta:name="Info 4"/>
  </office:meta>
</office:document-meta>
</file>